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2000000A3959509DA5070AAF0.png" manifest:media-type="image/png"/>
  <manifest:file-entry manifest:full-path="Pictures/10000000000003FA000002B055A77B31FD13A674.png" manifest:media-type="image/png"/>
  <manifest:file-entry manifest:full-path="Pictures/10000000000003B30000016A416D75B4E44BFC09.png" manifest:media-type="image/png"/>
  <manifest:file-entry manifest:full-path="Pictures/10000000000003EE0000029EFA832B9F08DC16F9.png" manifest:media-type="image/png"/>
  <manifest:file-entry manifest:full-path="Pictures/100000000000040200000158595C65FC55397EC5.png" manifest:media-type="image/png"/>
  <manifest:file-entry manifest:full-path="Pictures/10000000000003C90000020A5B35B6D02C22739C.png" manifest:media-type="image/png"/>
  <manifest:file-entry manifest:full-path="Pictures/1000000000000377000002198EC955980C7076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758cm" svg:height="13.778cm" svg:x="3cm" svg:y="1.222cm">
          <draw:image xlink:href="Pictures/1000000000000377000002198EC955980C7076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2.66cm" svg:height="7.597cm" svg:x="2.758cm" svg:y="4.136cm">
          <draw:image xlink:href="Pictures/100000000000040200000158595C65FC55397E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1.401cm" svg:height="11.528cm" svg:x="3.387cm" svg:y="2.171cm">
          <draw:image xlink:href="Pictures/10000000000003C90000020A5B35B6D02C22739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2.197cm" svg:height="14.783cm" svg:x="3.1cm" svg:y="0.45cm">
          <draw:image xlink:href="Pictures/10000000000003EE0000029EFA832B9F08DC16F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2.484cm" svg:height="15.195cm" svg:x="2.946cm" svg:y="0.437cm">
          <draw:image xlink:href="Pictures/10000000000003FA000002B055A77B31FD13A67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2.66cm" svg:height="3.599cm" svg:x="2.758cm" svg:y="6.135cm">
          <draw:image xlink:href="Pictures/1000000000000402000000A3959509DA5070AAF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0.915cm" svg:height="7.994cm" svg:x="3.63cm" svg:y="3.938cm">
          <draw:image xlink:href="Pictures/10000000000003B30000016A416D75B4E44BFC0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Haase</meta:initial-creator>
    <meta:creation-date>2024-01-24T15:05:39.403641136</meta:creation-date>
    <dc:date>2024-01-24T15:11:51.588880966</dc:date>
    <dc:creator>Thomas Haase</dc:creator>
    <meta:editing-duration>PT8S</meta:editing-duration>
    <meta:editing-cycles>1</meta:editing-cycles>
    <meta:document-statistic meta:object-count="42"/>
    <meta:generator>LibreOffice/7.3.7.2$Linux_X86_64 LibreOffice_project/30$Build-2</meta:generator>
  </office:meta>
</office:document-meta>
</file>